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t Sans" svg:font-family="'Pt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officeooo:paragraph-rsid="0015e8c7"/>
    </style:style>
    <style:style style:name="P3" style:family="paragraph" style:parent-style-name="Text_20_body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officeooo:paragraph-rsid="001aa895"/>
    </style:style>
    <style:style style:name="P4" style:family="paragraph" style:parent-style-name="Text_20_body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officeooo:paragraph-rsid="001c6397"/>
    </style:style>
    <style:style style:name="P5" style:family="paragraph" style:parent-style-name="Text_20_body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officeooo:paragraph-rsid="001e1563"/>
    </style:style>
    <style:style style:name="P6" style:family="paragraph" style:parent-style-name="Text_20_body" style:list-style-name="L1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0d0d0d" style:font-name="Pt Sans" fo:font-size="11.25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0d0d0d" style:font-name="Pt Sans" fo:font-size="11.25pt" fo:letter-spacing="normal" fo:font-style="normal" fo:font-weight="normal"/>
    </style:style>
    <style:style style:name="P8" style:family="paragraph" style:parent-style-name="Text_20_body" style:list-style-name="L3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0d0d0d" style:font-name="Pt Sans" fo:font-size="11.25pt" fo:letter-spacing="normal" fo:font-style="normal" fo:font-weight="normal"/>
    </style:style>
    <style:style style:name="P9" style:family="paragraph" style:parent-style-name="Text_20_body" style:list-style-name="L4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0d0d0d" style:font-name="Pt Sans" fo:font-size="11.25pt" fo:letter-spacing="normal" fo:font-style="normal" fo:font-weight="normal"/>
    </style:style>
    <style:style style:name="P10" style:family="paragraph" style:parent-style-name="Text_20_body" style:list-style-name="L5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0d0d0d" style:font-name="Pt Sans" fo:font-size="11.2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officeooo:paragraph-rsid="001c6397"/>
    </style:style>
    <style:style style:name="P12" style:family="paragraph" style:parent-style-name="Text_20_body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officeooo:paragraph-rsid="001f2cd1"/>
    </style:style>
    <style:style style:name="T1" style:family="text">
      <style:text-properties fo:font-variant="normal" fo:text-transform="none" fo:color="#0d0d0d" style:font-name="Pt Sans" fo:font-size="11.25pt" fo:letter-spacing="normal" fo:font-style="normal" fo:font-weight="normal"/>
    </style:style>
    <style:style style:name="T2" style:family="text">
      <style:text-properties fo:font-variant="normal" fo:text-transform="none" fo:color="#0d0d0d" style:font-name="Pt Sans" fo:font-size="11.2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d0d0d" style:font-name="Pt Sans" fo:font-size="11.25pt" fo:letter-spacing="normal" fo:font-style="normal" fo:font-weight="normal" officeooo:rsid="0015e8c7" loext:padding="0cm" loext:border="none"/>
    </style:style>
    <style:style style:name="T4" style:family="text">
      <style:text-properties fo:font-variant="normal" fo:text-transform="none" fo:color="#0d0d0d" style:font-name="Pt Sans" fo:font-size="11.25pt" fo:letter-spacing="normal" fo:font-style="normal" fo:font-weight="normal" officeooo:rsid="00174fbb" loext:padding="0cm" loext:border="none"/>
    </style:style>
    <style:style style:name="T5" style:family="text">
      <style:text-properties fo:font-variant="normal" fo:text-transform="none" fo:color="#0d0d0d" style:font-name="Pt Sans" fo:font-size="11.25pt" fo:letter-spacing="normal" fo:font-style="normal" fo:font-weight="normal" officeooo:rsid="00192b2a" loext:padding="0cm" loext:border="none"/>
    </style:style>
    <style:style style:name="T6" style:family="text">
      <style:text-properties fo:font-variant="normal" fo:text-transform="none" fo:color="#0d0d0d" style:font-name="Pt Sans" fo:font-size="11.25pt" fo:letter-spacing="normal" fo:font-style="normal" fo:font-weight="normal" officeooo:rsid="001aa895" loext:padding="0cm" loext:border="none"/>
    </style:style>
    <style:style style:name="T7" style:family="text">
      <style:text-properties fo:font-variant="normal" fo:text-transform="none" fo:color="#0d0d0d" style:font-name="Pt Sans" fo:font-size="11.25pt" fo:letter-spacing="normal" fo:font-style="normal" fo:font-weight="normal" officeooo:rsid="001c6397" loext:padding="0cm" loext:border="none"/>
    </style:style>
    <style:style style:name="T8" style:family="text">
      <style:text-properties fo:font-variant="normal" fo:text-transform="none" fo:color="#0d0d0d" style:font-name="Pt Sans" fo:font-size="11.25pt" fo:letter-spacing="normal" fo:font-style="normal" fo:font-weight="normal" officeooo:rsid="001e1563" loext:padding="0cm" loext:border="none"/>
    </style:style>
    <style:style style:name="T9" style:family="text">
      <style:text-properties fo:font-variant="normal" fo:text-transform="none" fo:color="#0d0d0d" style:font-name="Pt Sans" fo:font-size="11.25pt" fo:letter-spacing="normal" fo:font-style="normal" fo:font-weight="normal" officeooo:rsid="001f2cd1" loext:padding="0cm" loext:border="none"/>
    </style:style>
    <style:style style:name="T10" style:family="text">
      <style:text-properties fo:font-variant="normal" fo:text-transform="none" fo:color="#0d0d0d" style:font-name="Pt Sans" fo:font-size="11.25pt" fo:letter-spacing="normal" fo:font-style="normal" fo:font-weight="normal" officeooo:rsid="0020192b" loext:padding="0cm" loext:border="none"/>
    </style:style>
    <style:style style:name="T11" style:family="text">
      <style:text-properties fo:font-variant="normal" fo:text-transform="none" fo:color="#0d0d0d" style:font-name="Pt Sans" fo:font-size="11.25pt" fo:letter-spacing="normal" fo:font-weight="normal" loext:padding="0cm" loext:border="none"/>
    </style:style>
    <style:style style:name="T12" style:family="text">
      <style:text-properties fo:font-variant="normal" fo:text-transform="none" fo:color="#0d0d0d" style:font-name="Pt Sans" fo:font-size="9.75pt" fo:letter-spacing="normal" fo:font-style="italic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83339505610135248" text:style-name="L1">
        <text:list-header>
          <text:p text:style-name="P6"><text:line-break/>Краткое описание проекта, например: «Система обмена сообщениями для банка».</text:p>
        </text:list-header>
      </text:list>
      <text:list xml:id="list2166641716192701528" text:style-name="L2">
        <text:list-item>
          <text:p text:style-name="P7">Список технологий.</text:p>
        </text:list-item>
      </text:list>
      <text:list xml:id="list6943937400845665286" text:style-name="L3">
        <text:list-item>
          <text:p text:style-name="P8">Методологии (Scrum, TDD, BDD etc).</text:p>
        </text:list-item>
      </text:list>
      <text:list xml:id="list9179309302685466098" text:style-name="L4">
        <text:list-item>
          <text:p text:style-name="P9">Список достижений, например: «По моей инициативе перенесли сервис в облако, чем радикально улучшили масштабирование системы и сделали обновление без даунтаймов».</text:p>
        </text:list-item>
      </text:list>
      <text:list xml:id="list3970862201584876905" text:style-name="L5">
        <text:list-item>
          <text:p text:style-name="P10">Краткое описание, чем именно вы занимались на проекте, например: «Начинал мидлом, вырос до синьора, писал код, занимался оптимизацией базы данных».</text:p>
        </text:list-item>
      </text:list>
      <text:p text:style-name="P1"><text:span text:style-name="Emphasis"><text:span text:style-name="T12">Key areas of expertise:</text:span></text:span><text:span text:style-name="T1"><text:line-break/></text:span><text:span text:style-name="Emphasis"><text:span text:style-name="T11">— </text:span></text:span><text:span text:style-name="Emphasis"><text:span text:style-name="T12">Database design</text:span></text:span><text:span text:style-name="T1"><text:line-break/></text:span><text:span text:style-name="Emphasis"><text:span text:style-name="T11">— </text:span></text:span><text:span text:style-name="Emphasis"><text:span text:style-name="T12">Enterprise applications</text:span></text:span><text:span text:style-name="T1"><text:line-break/></text:span><text:span text:style-name="Emphasis"><text:span text:style-name="T11">— </text:span></text:span><text:span text:style-name="Emphasis"><text:span text:style-name="T12">Microservices</text:span></text:span><text:span text:style-name="T1"><text:line-break/></text:span><text:span text:style-name="Emphasis"><text:span text:style-name="T11">— </text:span></text:span><text:span text:style-name="Emphasis"><text:span text:style-name="T12">Mobile applications</text:span></text:span></text:p>
      <text:p text:style-name="P1"><text:span text:style-name="Emphasis"><text:span text:style-name="T2"/></text:span></text:p>
      <text:p text:style-name="P1"><text:span text:style-name="Emphasis"><text:span text:style-name="T12">Technical skills:</text:span></text:span><text:span text:style-name="Emphasis"><text:span text:style-name="T2"><text:line-break/></text:span></text:span><text:span text:style-name="Emphasis"><text:span text:style-name="T11">— </text:span></text:span><text:span text:style-name="Emphasis"><text:span text:style-name="T12">Programming languages: Java, C#, Kotlin, Scala, SQL, PL/SQL</text:span></text:span><text:span text:style-name="Emphasis"><text:span text:style-name="T2"><text:line-break/></text:span></text:span><text:span text:style-name="Emphasis"><text:span text:style-name="T11">— </text:span></text:span><text:span text:style-name="Emphasis"><text:span text:style-name="T12">Development tools: Eclipse, IDEA</text:span></text:span><text:span text:style-name="Emphasis"><text:span text:style-name="T2"><text:line-break/></text:span></text:span><text:span text:style-name="Emphasis"><text:span text:style-name="T11">— </text:span></text:span><text:span text:style-name="Emphasis"><text:span text:style-name="T12">Operating systems: Windows, Linux, Solaris, Mac OS 10.x</text:span></text:span><text:span text:style-name="Emphasis"><text:span text:style-name="T2"><text:line-break/></text:span></text:span><text:span text:style-name="Emphasis"><text:span text:style-name="T11">— </text:span></text:span><text:span text:style-name="Emphasis"><text:span text:style-name="T12">Database systems: Oracle, PostgreSQL, MySQL</text:span></text:span><text:span text:style-name="Emphasis"><text:span text:style-name="T2"><text:line-break/></text:span></text:span><text:span text:style-name="Emphasis"><text:span text:style-name="T11">— </text:span></text:span><text:span text:style-name="Emphasis"><text:span text:style-name="T12">Object modeling, Design Patterns, UML, SOLID</text:span></text:span><text:span text:style-name="Emphasis"><text:span text:style-name="T2"><text:line-break/></text:span></text:span><text:span text:style-name="Emphasis"><text:span text:style-name="T11">— </text:span></text:span><text:span text:style-name="Emphasis"><text:span text:style-name="T12">Version control systems: SVN, Git, Perforce</text:span></text:span></text:p>
      <text:p text:style-name="P1"><text:span text:style-name="Emphasis"><text:span text:style-name="T2"/></text:span></text:p>
      <text:p text:style-name="P2"><text:span text:style-name="Emphasis"><text:span text:style-name="T3">forsageauto </text:span></text:span></text:p>
      <text:p text:style-name="P3"><text:span text:style-name="Emphasis"><text:span text:style-name="T3">Повний цикл розробки </text:span></text:span><text:span text:style-name="Emphasis"><text:span text:style-name="T4">сайту</text:span></text:span><text:span text:style-name="Emphasis"><text:span text:style-name="T3"> для </text:span></text:span><text:span text:style-name="Emphasis"><text:span text:style-name="T4">компанії-дилера</text:span></text:span><text:span text:style-name="Emphasis"><text:span text:style-name="T3"> автозапчастин, </text:span></text:span><text:span text:style-name="Emphasis"><text:span text:style-name="T5">верстка згідно корпоративного</text:span></text:span><text:span text:style-name="Emphasis"><text:span text:style-name="T3"> </text:span></text:span><text:span text:style-name="Emphasis"><text:span text:style-name="T4">стилю та </text:span></text:span><text:span text:style-name="Emphasis"><text:span text:style-name="T5">оптимізація на мобільних пристроях</text:span></text:span><text:span text:style-name="Emphasis"><text:span text:style-name="T4">, створення форми зворотнього </text:span></text:span><text:span text:style-name="Emphasis"><text:span text:style-name="T5">зв'язку</text:span></text:span><text:span text:style-name="Emphasis"><text:span text:style-name="T4"> на основі PHP та AJAX </text:span></text:span><text:span text:style-name="Emphasis"><text:span text:style-name="T5">з системою сповіщень на електронну адресу</text:span></text:span><text:span text:style-name="Emphasis"><text:span text:style-name="T4">, </text:span></text:span><text:span text:style-name="Emphasis"><text:span text:style-name="T5"><text:s/></text:span></text:span><text:span text:style-name="Emphasis"><text:span text:style-name="T6">удосконалення інтерактивності та юзабіліті за допомогою JS.</text:span></text:span></text:p>
      <text:p text:style-name="P3"><text:span text:style-name="Emphasis"><text:span text:style-name="T6"/></text:span></text:p>
      <text:p text:style-name="P3"><text:span text:style-name="Emphasis"><text:span text:style-name="T6">Ruzha</text:span></text:span></text:p>
      <text:p text:style-name="P5"><text:span text:style-name="Emphasis"><text:span text:style-name="T8">wordpress + woocommerce</text:span></text:span></text:p>
      <text:p text:style-name="P4"><text:span text:style-name="Emphasis"><text:span text:style-name="T6">Допрацювання стилю, виправлення помилок у цсс, наповнення контентом, оптимізація продуктивності, </text:span></text:span><text:span text:style-name="Emphasis"><text:span text:style-name="T7">адаптування і переробка плагінів та адаптація <text:s/>їх стилів під тему сайту. </text:span></text:span><text:span text:style-name="Emphasis"><text:span text:style-name="T8">Переклад компонентів та плагінів.</text:span></text:span></text:p>
      <text:p text:style-name="P4"><text:span text:style-name="Emphasis"><text:span text:style-name="T7">Транстортні перевезення</text:span></text:span></text:p>
      <text:p text:style-name="P4"><text:span text:style-name="Emphasis"><text:span text:style-name="T7">Маленький <text:s/>проект, основна задача якого створити швидкий та адаптивний для мобільних пристроїв сайт для невеликої компанії, що займається транспортними послугами. <text:s/></text:span></text:span></text:p>
      <text:p text:style-name="P12"><text:soft-page-break/><text:span text:style-name="Emphasis"><text:span text:style-name="T9">Також “домашні” мікро-проекти, на зразок міні-блогу, мультимедіа програвача, прості </text:span></text:span><text:span text:style-name="Emphasis"><text:span text:style-name="T10">аплікації </text:span></text:span><text:span text:style-name="Emphasis"><text:span text:style-name="T9"><text:s/></text:span></text:span><text:span text:style-name="Emphasis"><text:span text:style-name="T10">на стаку react-mongo-node-express ??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t Sans" svg:font-family="'Pt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0:14:44.413059888</meta:creation-date>
    <meta:generator>LibreOffice/5.1.6.2$Linux_X86_64 LibreOffice_project/10m0$Build-2</meta:generator>
    <dc:date>2017-10-17T06:44:26.569704098</dc:date>
    <meta:editing-duration>PT19M20S</meta:editing-duration>
    <meta:editing-cycles>7</meta:editing-cycles>
    <meta:document-statistic meta:table-count="0" meta:image-count="0" meta:object-count="0" meta:page-count="2" meta:paragraph-count="15" meta:word-count="215" meta:character-count="1716" meta:non-whitespace-character-count="1503"/>
  </office:meta>
</office:document-meta>
</file>